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automatic-styles>
    <style:style style:name="P1" style:family="paragraph" style:parent-style-name="Standard">
      <style:paragraph-properties fo:margin-left="0cm" fo:margin-right="0cm" fo:text-indent="1.018cm" style:auto-text-indent="false"/>
      <style:text-properties style:font-name="Bitstream Vera Sans"/>
    </style:style>
    <style:style style:name="P2" style:family="paragraph" style:parent-style-name="Standard">
      <style:paragraph-properties fo:margin-left="0cm" fo:margin-right="0cm" fo:text-align="justify" style:justify-single-word="false" fo:text-indent="1.018cm" style:auto-text-indent="false"/>
      <style:text-properties style:font-name="Bitstream Vera Sans"/>
    </style:style>
    <style:style style:name="P3" style:family="paragraph" style:parent-style-name="Standard">
      <style:paragraph-properties fo:margin-left="0cm" fo:margin-right="0cm" fo:text-align="start" style:justify-single-word="false" fo:text-indent="1.302cm" style:auto-text-indent="false">
        <style:tab-stops/>
      </style:paragraph-properties>
      <style:text-properties style:font-name="Bitstream Vera Sans" fo:font-size="16pt" fo:font-weight="bold" style:font-size-asian="16pt" style:font-weight-asian="bold" style:font-size-complex="16pt" style:font-weight-complex="bold"/>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1. Identificació del problema</text:p>
      <text:p text:style-name="P1"/>
      <text:p text:style-name="P1"/>
      <text:p text:style-name="P2">El problema que se'ns planteja és més semblant a un problema de distribució d'horaris que no pas a un problema d'entregues del tipus viatjant, degut al fet que no cal tenir en compte distàncies, velocitat ni cap tipus de desplaçament. Podríem resumir el problema en un problema de distribuir tasques en un horari sabent quines són les hores límit de cada tasca, el benefici que ens aporten i la penalització per retard associada.</text:p>
      <text:p text:style-name="P2">La “gràcia” del problema és la distribució dels camions, més que no pas la distribució de les entregues (ja que això es pot fer amb algorismes del tipus <text:span text:style-name="T1">greedy </text:span>amb bons resultats). Si suposem que els camions ja han estat assignats a una hora i un centre concrets aleshores el problema es limita a trobar la distribució d'entregues que maximitza el benefici. Així doncs podem dir que són dos problemes simultanis: com distribuir els camions a cada hora i com distribuir els paquets en les hores i centres.</text:p>
      <text:p text:style-name="P2">Aquest doble problema és precisament el que donarà més problemes i que serà una mica el maldecap de l'algorisme. Per una banda podem pensar que cal trobar distribucions de camions i, un cop trobades, repartir paquets. Però això és un error ja que una distribució de camions que, a priori, és molt bona ens pot dur a una distribució de paquets dolenta per molts motius (posar paquets pesants deixa espais lliures, potser més val sacrificar un centre en favor de la resta, etc.) i això és el que ens porta a dir que cal tractar els dos problemes simultàniament.</text:p>
      <text:p text:style-name="P2">Finalment caldrà tenir en compte que no totes les comandes poden ser servides sempre, per aquest motiu cal tenir una llista de comandes que no seran servides. Una situació on no es serveix cap comanda és un estat correcte (tot i que poc productiu) i podria ben ser un estat inici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文泉驛正黑"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文泉驛正黑"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Fandos</meta:initial-creator>
    <meta:creation-date>2011-03-07T09:56:22</meta:creation-date>
    <dc:date>2011-03-23T11:52:52</dc:date>
    <dc:creator>David Fandos</dc:creator>
    <meta:editing-duration>PT00H35M11S</meta:editing-duration>
    <meta:editing-cycles>13</meta:editing-cycles>
    <meta:generator>OpenOffice.org/3.2$Linux OpenOffice.org_project/320m12$Build-9483</meta:generator>
    <meta:document-statistic meta:table-count="0" meta:image-count="0" meta:object-count="0" meta:page-count="1" meta:paragraph-count="5" meta:word-count="316" meta:character-count="1803"/>
  </office:meta>
</office:document-meta>
</file>